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5" style:family="paragraph" style:parent-style-name="Standard" style:list-style-name="LS3">
      <style:paragraph-properties fo:margin-top="0cm" fo:margin-bottom="0cm" loext:contextual-spacing="false" fo:line-height="115%" fo:break-before="auto" fo:break-after="auto" style:writing-mode="lr-tb"/>
    </style:style>
    <style:style style:name="P6" style:family="paragraph" style:parent-style-name="Standard" style:list-style-name="LS4">
      <style:paragraph-properties fo:margin-top="0cm" fo:margin-bottom="0cm" loext:contextual-spacing="false" fo:line-height="115%" fo:break-before="auto" fo:break-after="auto" style:writing-mode="lr-tb"/>
    </style:style>
    <style:style style:name="P7" style:family="paragraph" style:parent-style-name="Standard" style:list-style-name="LS7">
      <style:paragraph-properties fo:margin-top="0cm" fo:margin-bottom="0cm" loext:contextual-spacing="false" fo:line-height="115%" fo:break-before="auto" fo:break-after="auto" style:writing-mode="lr-tb"/>
    </style:style>
    <style:style style:name="P8" style:family="paragraph" style:parent-style-name="Standard" style:list-style-name="LS8">
      <style:paragraph-properties fo:margin-top="0cm" fo:margin-bottom="0cm" loext:contextual-spacing="false" fo:line-height="115%" fo:break-before="auto" fo:break-after="auto" style:writing-mode="lr-tb"/>
    </style:style>
    <style:style style:name="P9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  <style:text-properties fo:background-color="#ffff00"/>
    </style:style>
    <style:style style:name="P10" style:family="paragraph" style:parent-style-name="Standard" style:list-style-name="LS5">
      <style:paragraph-properties fo:margin-top="0cm" fo:margin-bottom="0cm" loext:contextual-spacing="false" fo:line-height="115%" fo:break-before="auto" fo:break-after="auto" style:writing-mode="lr-tb"/>
      <style:text-properties fo:background-color="#ffff00"/>
    </style:style>
    <style:style style:name="P11" style:family="paragraph" style:parent-style-name="Standard" style:list-style-name="LS6">
      <style:paragraph-properties fo:margin-top="0cm" fo:margin-bottom="0cm" loext:contextual-spacing="false" fo:line-height="115%" fo:break-before="auto" fo:break-after="auto" style:writing-mode="lr-tb"/>
      <style:text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ments on scilab-arduino book (proof-reading)</text:p>
      <text:p text:style-name="P2"/>
      <text:p text:style-name="P1"><text:span text:style-name="T1">Chapter1</text:span></text:p>
      <text:p text:style-name="P1">None</text:p>
      <text:p text:style-name="P1"/>
      <text:p text:style-name="P1"><text:span text:style-name="T1">Chapter2</text:span></text:p>
      <text:list xml:id="list681377224927629766" text:style-name="LS1">
        <text:list-item>
          <text:p text:style-name="P4">Section 2.1, first paragraph- Effectively, it can function as a small computer that can <text:span text:style-name="T2">be used</text:span> <text:span text:style-name="T2">in</text:span> a variety of applications</text:p>
        </text:list-item>
        <text:list-item>
          <text:p text:style-name="P4">Section 2.4, fourth paragraph - We now explain where <text:span text:style-name="T2">are</text:span> the required files to make our shield <text:span text:style-name="T3">are given</text:span></text:p>
        </text:list-item>
      </text:list>
      <text:p text:style-name="P1"><text:span text:style-name="T1">Chapter3</text:span></text:p>
      <text:list xml:id="list2903943345164210978" text:style-name="LS2">
        <text:list-item>
          <text:p text:style-name="P9">Section 3.2.3, third para - Remove the following <text:span text:style-name="T3"><text:s/>Also, you may even receive a two digit COM number i.e. greater than 9. The toolbox that we are using cannot handle a double digit COM number. In any case, it is required that we change this COM number to COM2. </text:span></text:p>
        </text:list-item>
        <text:list-item>
          <text:p text:style-name="P9">Section 3.2.3, fourth para- remove the following (<text:span text:style-name="T3">you are free to choose any number between 2 and 9, but we will be consistent with port number 2 for the rest of this book)</text:span></text:p>
        </text:list-item>
      </text:list>
      <text:p text:style-name="P1"/>
      <text:p text:style-name="P1"><text:span text:style-name="T1">Chapter4</text:span></text:p>
      <text:list xml:id="list6049020697702354169" text:style-name="LS3">
        <text:list-item>
          <text:p text:style-name="P5">Section 4.3, point1 - “We can put any positive integer in the place of VALUE” Is this correct?</text:p>
        </text:list-item>
      </text:list>
      <text:p text:style-name="P1">General note1- We are saying “scilab xcos” and not just “xcos”. Why? Also it is not consistent.</text:p>
      <text:p text:style-name="P1">General note2- We should either say “xcos” file or “zcos” file everywhere, not both.</text:p>
      <text:p text:style-name="P1"/>
      <text:p text:style-name="P1"><text:span text:style-name="T1">Chapter5</text:span></text:p>
      <text:list xml:id="list7300038905174800635" text:style-name="LS4">
        <text:list-item>
          <text:p text:style-name="P6">Section5.1- <text:s/>You may mention the following “A resistor is connected between the Digital input pin and GND. It is known as a pull-down resistor and it prevents the input from being floating during the time when the switch is depressed”</text:p>
        </text:list-item>
        <text:list-item>
          <text:p text:style-name="P6">Section5.2, point1- data rate mentioned is 9600. Is that right?</text:p>
        </text:list-item>
      </text:list>
      <text:p text:style-name="P1"/>
      <text:p text:style-name="P1"><text:span text:style-name="T1">Chapter6</text:span></text:p>
      <text:list xml:id="list3009199641613110781" text:style-name="LS5">
        <text:list-item>
          <text:p text:style-name="P10">Section6.1, para2 - Atmega128 is mentioned twice instead of Atmega328</text:p>
        </text:list-item>
        <text:list-item>
          <text:p text:style-name="P10">Section6.3 - Some text has appeared in red.</text:p>
        </text:list-item>
        <text:list-item>
          <text:p text:style-name="P10">Section6.3, point1 - LDR values are mapped from 0 to 1023. We need to check this.</text:p>
        </text:list-item>
      </text:list>
      <text:p text:style-name="P1"/>
      <text:p text:style-name="P1"><text:span text:style-name="T1">Chapter7</text:span></text:p>
      <text:list xml:id="list1518352433332197827" text:style-name="LS6">
        <text:list-item>
          <text:p text:style-name="P11">First para- “Control instruction will be sent to Arduino Uno using Scilab” This sentence gives a feeling that motor cannot be controlled using Arduino IDE.</text:p>
        </text:list-item>
        <text:list-item>
          <text:p text:style-name="P11">Section7.3.3 - “For real world applications, one has to provide extra current carrying capabilities through external <text:span text:style-name="T3">software </text:span>hardware.”</text:p>
        </text:list-item>
        <text:list-item>
          <text:p text:style-name="P11">Section8.1, para3- voltage values mapped to digital values between 0 and 1023. We need to check this.</text:p>
        </text:list-item>
        <text:list-item>
          <text:p text:style-name="P11">Section8.2, para2 - Next, we <text:span text:style-name="T3"><text:s/>run 10 iterations and</text:span> check the value of potentiometer using analogRead command <text:span text:style-name="T2">for 10 iterations.</text:span></text:p>
        </text:list-item>
        <text:list-item>
          <text:p text:style-name="P11"><text:soft-page-break/>Section8.2, last para- we check the potentiometer values and <text:span text:style-name="T3">corresponding</text:span> <text:span text:style-name="T2">correspondingly</text:span> turn on and off the Green and Blue LEDs</text:p>
        </text:list-item>
        <text:list-item>
          <text:p text:style-name="P11">Section8.3 first para - “Then, we read the analog input at pin 2 using sleep(1000)”. wrong line of code is displayed</text:p>
        </text:list-item>
      </text:list>
      <text:p text:style-name="P1"/>
      <text:p text:style-name="P1"><text:span text:style-name="T1">Chapter9</text:span></text:p>
      <text:list xml:id="list5756475472910855787" text:style-name="LS7">
        <text:list-item>
          <text:p text:style-name="P7">Section9.2, point1,2 and anywhere else- The numbers displayed range from 0 to 1023. We need to check this</text:p>
        </text:list-item>
      </text:list>
      <text:p text:style-name="P1"/>
      <text:p text:style-name="P1"><text:span text:style-name="T1">Chapter10</text:span></text:p>
      <text:list xml:id="list2683819617074239109" text:style-name="LS8">
        <text:list-item>
          <text:p text:style-name="P8">Section10.3, point4- value is mapped into a value between 0 and 180◦ by multiplying with 180/1023. We need to check the code for mapping.</text:p>
        </text:list-item>
        <text:list-item>
          <text:p text:style-name="P8">Section10.4, point4- The ANALOG READ SB block reads the value of potentiometer and is converted into rotation angle (180/1023), computed by GAIN f. We need to check the code for mapping.</text:p>
        </text:list-item>
      </text:list>
      <text:p text:style-name="P1"><text:span text:style-name="T1">Chapter11</text:span></text:p>
      <text:p text:style-name="P1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)" style:num-format="1">
        <style:list-level-properties text:space-before="0.635cm" text:min-label-width="0.635cm"/>
      </text:list-level-style-number>
      <text:list-level-style-number text:level="2" text:style-name="List1Level1" style:num-suffix=")" style:num-format="a">
        <style:list-level-properties text:space-before="1.905cm" text:min-label-width="0.635cm"/>
      </text:list-level-style-number>
      <text:list-level-style-number text:level="3" text:style-name="List1Level2" style:num-suffix=")" style:num-format="i">
        <style:list-level-properties text:min-label-width="3.81cm" text:min-label-distance="0.318cm" fo:text-align="end"/>
      </text:list-level-style-number>
      <text:list-level-style-number text:level="4" text:style-name="List1Level3" style:num-prefix="(" style:num-suffix=")" style:num-format="1">
        <style:list-level-properties text:space-before="4.445cm" text:min-label-width="0.635cm"/>
      </text:list-level-style-number>
      <text:list-level-style-number text:level="5" text:style-name="List1Level4" style:num-prefix="(" style:num-suffix=")" style:num-format="a">
        <style:list-level-properties text:space-before="5.715cm" text:min-label-width="0.635cm"/>
      </text:list-level-style-number>
      <text:list-level-style-number text:level="6" text:style-name="List1Level5" style:num-prefix="(" style:num-suffix=")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>
        <style:list-level-properties text:space-before="4.445cm" text:min-label-width="0.635cm"/>
      </text:list-level-style-number>
      <text:list-level-style-number text:level="5" text:style-name="List3Level4" style:num-suffix="." style:num-format="a">
        <style:list-level-properties text:space-before="5.715cm" text:min-label-width="0.635cm"/>
      </text:list-level-style-number>
      <text:list-level-style-number text:level="6" text:style-name="List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>
        <style:list-level-properties text:space-before="8.255cm" text:min-label-width="0.635cm"/>
      </text:list-level-style-number>
      <text:list-level-style-number text:level="8" text:style-name="List3Level7" style:num-suffix="." style:num-format="a">
        <style:list-level-properties text:space-before="9.525cm" text:min-label-width="0.635cm"/>
      </text:list-level-style-number>
      <text:list-level-style-number text:level="9" text:style-name="List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635cm" text:min-label-width="0.635cm"/>
      </text:list-level-style-number>
      <text:list-level-style-number text:level="2" text:style-name="List4Level1" style:num-suffix="." style:num-format="a">
        <style:list-level-properties text:space-before="1.905cm" text:min-label-width="0.635cm"/>
      </text:list-level-style-number>
      <text:list-level-style-number text:level="3" text:style-name="List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>
        <style:list-level-properties text:space-before="4.445cm" text:min-label-width="0.635cm"/>
      </text:list-level-style-number>
      <text:list-level-style-number text:level="5" text:style-name="List4Level4" style:num-suffix="." style:num-format="a">
        <style:list-level-properties text:space-before="5.715cm" text:min-label-width="0.635cm"/>
      </text:list-level-style-number>
      <text:list-level-style-number text:level="6" text:style-name="List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>
        <style:list-level-properties text:space-before="8.255cm" text:min-label-width="0.635cm"/>
      </text:list-level-style-number>
      <text:list-level-style-number text:level="8" text:style-name="List4Level7" style:num-suffix="." style:num-format="a">
        <style:list-level-properties text:space-before="9.525cm" text:min-label-width="0.635cm"/>
      </text:list-level-style-number>
      <text:list-level-style-number text:level="9" text:style-name="List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 text:min-label-width="0.635cm"/>
      </text:list-level-style-number>
      <text:list-level-style-number text:level="2" text:style-name="List8Level1" style:num-suffix="." style:num-format="a">
        <style:list-level-properties text:space-before="1.905cm" text:min-label-width="0.635cm"/>
      </text:list-level-style-number>
      <text:list-level-style-number text:level="3" text:style-name="List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8Level3" style:num-suffix="." style:num-format="1">
        <style:list-level-properties text:space-before="4.445cm" text:min-label-width="0.635cm"/>
      </text:list-level-style-number>
      <text:list-level-style-number text:level="5" text:style-name="List8Level4" style:num-suffix="." style:num-format="a">
        <style:list-level-properties text:space-before="5.715cm" text:min-label-width="0.635cm"/>
      </text:list-level-style-number>
      <text:list-level-style-number text:level="6" text:style-name="List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8Level6" style:num-suffix="." style:num-format="1">
        <style:list-level-properties text:space-before="8.255cm" text:min-label-width="0.635cm"/>
      </text:list-level-style-number>
      <text:list-level-style-number text:level="8" text:style-name="List8Level7" style:num-suffix="." style:num-format="a">
        <style:list-level-properties text:space-before="9.525cm" text:min-label-width="0.635cm"/>
      </text:list-level-style-number>
      <text:list-level-style-number text:level="9" text:style-name="List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meta:initial-creator/>
    <meta:editing-cycles>12</meta:editing-cycles>
    <dc:date>2015-11-12T01:23:25.363000000</dc:date>
    <meta:editing-duration>P2DT10H19M58S</meta:editing-duration>
    <meta:document-statistic meta:table-count="0" meta:image-count="0" meta:object-count="0" meta:page-count="2" meta:paragraph-count="34" meta:word-count="485" meta:character-count="2792" meta:non-whitespace-character-count="2356"/>
  </office:meta>
</office:document-meta>
</file>